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2"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14"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15"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16"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17"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18"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19"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20"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21"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26"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38"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39"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40"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41"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43" style:family="paragraph" style:parent-style-name="Standard">
      <style:paragraph-properties fo:text-align="start" style:justify-single-word="false"/>
      <style:text-properties fo:color="#3465a4" loext:opacity="100%" style:font-name="arial" fo:font-size="14pt" fo:font-weight="bold" officeooo:rsid="002615ef" officeooo:paragraph-rsid="002615ef" style:font-size-asian="12.25pt" style:font-weight-asian="bold" style:font-size-complex="14pt" style:font-weight-complex="bold"/>
    </style:style>
    <style:style style:name="P44" style:family="paragraph" style:parent-style-name="Standard" style:list-style-name="L1">
      <style:paragraph-properties fo:text-align="start" style:justify-single-word="false"/>
      <style:text-properties officeooo:rsid="002615ef" officeooo:paragraph-rsid="002615ef"/>
    </style:style>
    <style:style style:name="P45"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46" style:family="paragraph" style:parent-style-name="Standard">
      <style:paragraph-properties fo:text-align="start" style:justify-single-word="false" fo:break-before="page"/>
      <style:text-properties fo:color="#000000" loext:opacity="100%" style:font-name="arial" fo:font-size="11pt" officeooo:rsid="002615ef" officeooo:paragraph-rsid="002615ef" style:font-size-asian="9.60000038146973pt" style:font-size-complex="11pt"/>
    </style:style>
    <style:style style:name="P47"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font-name="arial" fo:font-size="11pt" fo:font-weight="normal" style:font-size-asian="9.60000038146973pt" style:font-weight-asian="normal" style:font-size-complex="11pt" style:font-weight-complex="normal"/>
    </style:style>
    <style:style style:name="T5"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6"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7" style:family="text">
      <style:text-properties officeooo:rsid="002bd292"/>
    </style:style>
    <style:style style:name="T8" style:family="text">
      <style:text-properties officeooo:rsid="002d91f3"/>
    </style:style>
    <style:style style:name="T9" style:family="text">
      <style:text-properties fo:font-size="11pt" style:font-size-asian="9.60000038146973pt" style:font-size-complex="11pt"/>
    </style:style>
    <style:style style:name="T10" style:family="text">
      <style:text-properties fo:font-size="11pt" fo:font-weight="normal" style:font-size-asian="9.60000038146973pt" style:font-weight-asian="normal" style:font-size-complex="11pt" style:font-weight-complex="normal"/>
    </style:style>
    <style:style style:name="T11" style:family="text">
      <style:text-properties fo:color="#000000" loext:opacity="100%" fo:font-size="11pt" fo:font-weight="normal" style:font-size-asian="9.60000038146973pt" style:font-weight-asian="normal" style:font-size-complex="11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12">Ejercicio 1 – Cuestiones breves del tema</text:p>
      <text:p text:style-name="P10"/>
      <text:p text:style-name="P10">Contesta de forma concisa a las siguientes cuestiones. Para responder algunas de ellas deberás investigar en el nuevo sistema operativo que has instalado.</text:p>
      <text:p text:style-name="P10"/>
      <text:p text:style-name="P10">a) ¿A qué equivale el shell de Linux en sistemas operativos Windows?</text:p>
      <text:p text:style-name="P27">Equivale a la consola de comandos de Powershell</text:p>
      <text:p text:style-name="P27"/>
      <text:p text:style-name="P24">b) ¿Se pueden utilizar diferentes shell en un mismo sistema operativo Linux?</text:p>
      <text:p text:style-name="P27">Dependiendo del al distribución puede cambiar el shell, al más común es el Bash</text:p>
      <text:p text:style-name="P27"/>
      <text:p text:style-name="P24">c) ¿De qué formas se puede cerrar el sistema en Linux?</text:p>
      <text:list xml:id="list1668250979" text:style-name="L1">
        <text:list-item>
          <text:p text:style-name="P40">Mediante el icono de aplicaciones de la barra de tareas -&gt; botón apagado -&gt; Apagar</text:p>
        </text:list-item>
        <text:list-item>
          <text:p text:style-name="P40">Usando la combinación de teclas Alt + F4 -&gt; Apagar</text:p>
        </text:list-item>
        <text:list-item>
          <text:p text:style-name="P44"><text:span text:style-name="T5">E</text:span><text:span text:style-name="T4">n la terminal con el comando </text:span><text:span text:style-name="T6">shutdown</text:span></text:p>
        </text:list-item>
      </text:list>
      <text:p text:style-name="P21"/>
      <text:p text:style-name="P21">d) ¿En qué carpeta se pueden encontrar algunos de los iconos de los que dispone Linux?</text:p>
      <text:p text:style-name="P21"/>
      <text:p text:style-name="P21">e) ¿Son modificables los iconos representativos de las carpetas en Linux?</text:p>
      <text:p text:style-name="P21"/>
      <text:p text:style-name="P21">f) ¿De qué forma se introducen los parámetros o modificadores en las órdenes de redes de Linux?</text:p>
      <text:p text:style-name="P28">Primero se introduce la orden seguida de las opciones y por ´ultimo los argumentos</text:p>
      <text:p text:style-name="P21"/>
      <text:p text:style-name="P21">g) ¿Qué indica el símbolo el sistema: paco@ubuntupaco:~#?</text:p>
      <text:p text:style-name="P29">Nos indica el nombre del usuario, el nombre del equipo, en la ruta en la que nos encontramos y el tipo de usuario que somos.</text:p>
      <text:p text:style-name="P29"/>
      <text:p text:style-name="P23">h) ¿Cómo se representa el directorio raíz en Linux? Compáralo con Windows.</text:p>
      <text:p text:style-name="P30">Se representa con el carácter “ / “. En Windows se representa con c:\&gt;</text:p>
      <text:p text:style-name="P23"/>
      <text:p text:style-name="P23">i)¿Qué es un directorio en Linux?</text:p>
      <text:p text:style-name="P30">Es un tipo de archivo especial que puede contener otros directorios o archivos.</text:p>
      <text:p text:style-name="P21"/>
      <text:p text:style-name="P21">j)¿Cómo podemos saber en qué directorio nos encontramos en modo comando en Linux?</text:p>
      <text:p text:style-name="P32">Con el comando <text:span text:style-name="T1">pwd</text:span></text:p>
      <text:p text:style-name="P21"/>
      <text:p text:style-name="P21">k) ¿En qué parte de la estructura de directorios se almacena la información real de los archivos?</text:p>
      <text:p text:style-name="P32">En la carpeta /home</text:p>
      <text:p text:style-name="P21"/>
      <text:p text:style-name="P21">l) ¿En qué parte se almacena la estructura jerárquica de directorios?</text:p>
      <text:p text:style-name="P32">En el directorio raíz</text:p>
      <text:p text:style-name="P21"/>
      <text:p text:style-name="P21">m) ¿Se puede tener una partición de intercambio en un formato de archivos ext4?</text:p>
      <text:p text:style-name="P31"/>
      <text:p text:style-name="P21">n) ¿Se pueden definir particiones en Linux con formato FAT32?</text:p>
      <text:p text:style-name="P33">Si, Linux lo permite</text:p>
      <text:p text:style-name="P21"/>
      <text:p text:style-name="P21">o) ¿Cuál es el directorio equivalente a Usuarios de Windows en Linux?</text:p>
      <text:p text:style-name="P31">/ <text:span text:style-name="T7">home</text:span></text:p>
      <text:p text:style-name="P21"/>
      <text:p text:style-name="P22">p) ¿En qué directorio se encuentran los programas de administración del sistema?</text:p>
      <text:p text:style-name="P31">/ <text:span text:style-name="T8">sbin</text:span></text:p>
      <text:p text:style-name="P21"/>
      <text:p text:style-name="P21">q) Los directorios . y . . ¿existen siempre en cualquier directorio Linux?</text:p>
      <text:p text:style-name="P34">En todos excepto en el directorio raíz que solo existe el “.”</text:p>
      <text:p text:style-name="P21"/>
      <text:p text:style-name="P21">r) ¿De qué forma podemos ver la ayuda del comando ls de Linux?</text:p>
      <text:list xml:id="list2077858654" text:style-name="L2">
        <text:list-item>
          <text:p text:style-name="P41">man ls</text:p>
        </text:list-item>
        <text:list-item>
          <text:p text:style-name="P41">ls --help</text:p>
        </text:list-item>
      </text:list>
      <text:p text:style-name="P21"/>
      <text:p text:style-name="P21">s) ¿Con qué orden se puede visualizar el directorio en el que nos encontramos actualmente?</text:p>
      <text:p text:style-name="P21"/>
      <text:p text:style-name="P21">t)¿Se pueden utilizar caracteres comodín o metacaracteres con la orden mkdir?</text:p>
      <text:p text:style-name="P35">Se puede pero no es recomendable.</text:p>
      <text:p text:style-name="P21"/>
      <text:p text:style-name="P21">u) ¿Se pueden eliminar directorios que contienen otros subdirectorios con la orden rmdir?</text:p>
      <text:p text:style-name="P35">De normal no, pero añadiendo el parámetro -R se puede.</text:p>
      <text:p text:style-name="P21"/>
      <text:p text:style-name="P21">v) ¿Se pueden eliminar directorios con una sola orden rmdir que estén situados en diferentes rutas?</text:p>
      <text:p text:style-name="P36">Si, indicando las rutas de los directorios a borrar separadas con un espacio.</text:p>
      <text:p text:style-name="P21"/>
      <text:p text:style-name="P21">w) La orden mv, ¿sirve para cambiar la ubicación de un directorio o para cambiarle el nombre?</text:p>
      <text:p text:style-name="P36">Sirve para las dos cosas</text:p>
      <text:p text:style-name="P21"/>
      <text:p text:style-name="P26">Ejercicio 2 – Gestión de directorios con GNU/Linux</text:p>
      <text:p text:style-name="P21"/>
      <text:p text:style-name="P21">Teniendo en cuenta que te has validado en GNU/Linux como alumno y te encuentras en su carpeta realiza los siguientes ejercicios. Ahora mismo estás situado en /home/alumno.</text:p>
      <text:p text:style-name="P21"/>
      <text:p text:style-name="P25">1. Crea los directorios A, B, cosas, buenas, malas, música y clásica con una única sentencia y</text:p>
      <text:p text:style-name="P25">trayectoria absoluta.</text:p>
      <text:p text:style-name="P37">mkdir A A/cosas A/cosas/buenas A/cosas/malas B B/musica B/musica/clasica</text:p>
      <text:p text:style-name="P25"/>
      <text:p text:style-name="P25">2. Sitúate en malas. Desde ahí crea C, video, HD, infantil, series y pelicula con una única sentencia y trayectoria relativa.</text:p>
      <text:p text:style-name="P38">cd A/cosas/malas</text:p>
      <text:p text:style-name="P38">mkdir ../../../C ../../../C/video ../../../C/video/HD ../../../C/video/HD/infantil ../../../C/video/HD/infantil/series ../../../C/video/HD/infantil/pelicula</text:p>
      <text:p text:style-name="P38"/>
      <text:p text:style-name="P25">3. Sigues situado en malas. Crea un fichero llamado arbol en buenas que muestre el árbol de</text:p>
      <text:p text:style-name="P25">directorios dependiente de alumno utilizando trayectorias relativas.</text:p>
      <text:p text:style-name="P25"/>
      <text:p text:style-name="P25">4. Sigues situado en malas. Mueve el directorio video dentro de clasica.</text:p>
      <text:p text:style-name="P39">mv ../../../C/video ../../../B/musica/clasica</text:p>
      <text:p text:style-name="P25"/>
      <text:p text:style-name="P25">5. Sigues situado en malas. Crea una copia de series en buenas.</text:p>
      <text:p text:style-name="P39">cp -R ../../../B/musica/clasica/video/HD/infantil/series ../buenas</text:p>
      <text:p text:style-name="P25"/>
      <text:p text:style-name="P25">6. Sigues situado en malas. Elimina el directorio HD.</text:p>
      <text:p text:style-name="P39">rm -r ../../../B/musica/clasica/video/HD</text:p>
      <text:p text:style-name="P25"/>
      <text:p text:style-name="P25">7. Sigues situado en malas. Cambia el nombre de buenas por el de regulares.</text:p>
      <text:p text:style-name="P39">mv ../buenas ../regulares</text:p>
      <text:p text:style-name="P25"/>
      <text:p text:style-name="P25"/>
      <text:p text:style-name="P25"/>
      <text:p text:style-name="P46">8. Sigues situado en malas. Muestra el fichero arbol.</text:p>
      <text:p text:style-name="P25"/>
      <text:p text:style-name="P25">9. Sitúate en musica. Elimina el directorio cosas (no puedes usar la orden rm –r).</text:p>
      <text:p text:style-name="P39">cd ../../../B/musica</text:p>
      <text:p text:style-name="P39"/>
      <text:p text:style-name="P47">Ejercicio 4 – Gestión de directorios con GNU/Linux II</text:p>
      <text:p text:style-name="P47"><text:span text:style-name="T10"/></text:p>
      <text:p text:style-name="P47"><text:span text:style-name="T10">1. Teniendo en cuenta el árbol de arriba. Crea con una única sentencia los directorios A, B, C, D, E,A1, A2, A21.</text:span></text:p>
      <text:p text:style-name="P43"><text:span text:style-name="T10">mkdir A A/A1 A/A2 A/A2/A21 B C D E</text:span></text:p>
      <text:p text:style-name="P43"><text:span text:style-name="T11"/></text:p>
      <text:p text:style-name="P43"><text:span text:style-name="T11">2. Situado en usuario, mueve A21 a E.</text:span></text:p>
      <text:p text:style-name="P43"><text:span text:style-name="T10">mv A/A2/A21 E/</text:span></text:p>
      <text:p text:style-name="P43"><text:span text:style-name="T11"/></text:p>
      <text:p text:style-name="P43"><text:span text:style-name="T11">3. Situado en usuario, cambia el nombre de A21 por A21CAMBIADO.</text:span></text:p>
      <text:p text:style-name="P43"><text:span text:style-name="T10">mv E/A21 E/A21cambiado</text:span></text:p>
      <text:p text:style-name="P43"><text:span text:style-name="T11"/></text:p>
      <text:p text:style-name="P43"><text:span text:style-name="T11">4. Situado en usuario, borra A (prohibido usar rm –r)</text:span></text:p>
      <text:p text:style-name="P43"><text:span text:style-name="T11"/></text:p>
      <text:p text:style-name="P43"><text:span text:style-name="T11">5. Situado en usuario, crea un fichero llamado arbol en E que contenga el árbol de directorios que</text:span></text:p>
      <text:p text:style-name="P43"><text:span text:style-name="T11">depende de usuario.</text:span></text:p>
      <text:p text:style-name="P43"><text:span text:style-name="T11"/></text:p>
      <text:p text:style-name="P43"><text:span text:style-name="T11"/></text:p>
      <text:p text:style-name="P43"><text:span text:style-name="T11"/></text:p>
      <text:p text:style-name="P43"><text:span text:style-name="T11"/></text:p>
      <text:p text:style-name="P43"><text:span text:style-name="T11"/></text:p>
      <text:p text:style-name="P4">Ejercicios II – Tema 5</text:p>
      <text:p text:style-name="P1"/>
      <text:p text:style-name="P11">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6">▸ chmod 256 prueba1</text:p>
      <text:p text:style-name="P6">▸ chmod 172 prueba1</text:p>
      <text:p text:style-name="P6">▸ chmod 610 prueba1</text:p>
      <text:p text:style-name="P6">▸ chmod 006 prueba1</text:p>
      <text:p text:style-name="P6">▸ chmod 631 prueba1</text:p>
      <text:p text:style-name="P6"/>
      <text:p text:style-name="P2">Ejercicios III – Tema 5</text:p>
      <text:p text:style-name="P3"/>
      <text:p text:style-name="P8">1. Al crear un directorio, quieres tener todos los permisos activados, que los usuarios de tu grupo solo lo puedan leer y los que no pertenezcan a tu grupo no puedan hacer nada, ¿qué valor debería tener umask?</text:p>
      <text:p text:style-name="P8"/>
      <text:p text:style-name="P17">Umask 037</text:p>
      <text:p text:style-name="P17"/>
      <text:p text:style-name="P8">Si no quieres tocar umask y ya tienes creado el directorio, cámbiaselos de manera que cumplan los permisos que se especifican. Hazlo en modo numérico y con letras.</text:p>
      <text:p text:style-name="P7"/>
      <text:p text:style-name="P16">rwx r-- --- ; 111 100 000 ; 740</text:p>
      <text:p text:style-name="P16">chmod 740 <text:span text:style-name="T1">directorio</text:span></text:p>
      <text:p text:style-name="P13"/>
      <text:p text:style-name="P18">2. Crea dos usuarios nuevo y nuevo2.</text:p>
      <text:p text:style-name="P18"/>
      <text:p text:style-name="P13"><text:span text:style-name="T2">Sudo </text:span>Adduser nuevo</text:p>
      <text:p text:style-name="P13"/>
      <text:p text:style-name="P13">Adduser –ingroup <text:span text:style-name="T1">grupo</text:span>2 nuevo2</text:p>
      <text:p text:style-name="P13"/>
      <text:p text:style-name="P18">3. Haz que aparezca por pantalla el nombre (solo el nombre) de los usuarios que tengan una ! en la contraseña en el fichero shadow.</text:p>
      <text:p text:style-name="P18"/>
      <text:p text:style-name="P14">Sudo grep...</text:p>
      <text:p text:style-name="P14"/>
      <text:p text:style-name="P19">4. Cambia el shell de nuevo2 por el de /bin/false. Intenta entrar en el sistema como nuevo2. ¿A qué es debido que no puedas entrar? Cámbiasela de nuevo a /bin/bash.</text:p>
      <text:p text:style-name="P19"/>
      <text:p text:style-name="P15">Sudo usermod -<text:span text:style-name="T3">s</text:span> /bin/false nuevo2</text:p>
      <text:p text:style-name="P15"/>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06T17:05:18.427194953</dc:date>
    <meta:editing-duration>PT1H28M25S</meta:editing-duration>
    <meta:editing-cycles>18</meta:editing-cycles>
    <meta:generator>LibreOffice/7.3.7.2$Linux_X86_64 LibreOffice_project/30$Build-2</meta:generator>
    <meta:document-statistic meta:table-count="0" meta:image-count="0" meta:object-count="0" meta:page-count="5" meta:paragraph-count="101" meta:word-count="1056" meta:character-count="6260" meta:non-whitespace-character-count="5304"/>
  </office:meta>
</office:document-meta>
</file>